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style:letter-kerning="false" style:font-size-asian="12pt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style:letter-kerning="false" style:font-size-asian="12pt"/>
    </style:style>
    <style:style style:name="P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6" style:family="paragraph" style:parent-style-name="Standard" style:list-style-name="L1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7" style:family="paragraph" style:parent-style-name="Standard" style:list-style-name="L2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8" style:family="paragraph" style:parent-style-name="Standard" style:list-style-name="L3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9" style:family="paragraph" style:parent-style-name="Standard" style:list-style-name="L4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10" style:family="paragraph" style:parent-style-name="Standard" style:list-style-name="L5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11" style:family="paragraph" style:parent-style-name="Standard" style:list-style-name="L6">
      <style:text-properties fo:color="#000000" style:text-outline="false" style:font-name="TimesNewRomanPSMT" fo:font-size="12pt" fo:letter-spacing="normal" style:text-underline-style="none" fo:font-weight="normal" style:letter-kerning="false" style:font-size-asian="12pt" style:font-weight-asian="normal"/>
    </style:style>
    <style:style style:name="P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MT" fo:font-size="12pt" fo:letter-spacing="normal" style:text-underline-style="solid" style:text-underline-width="auto" style:text-underline-color="font-color" fo:font-weight="normal" style:letter-kerning="false" style:font-size-asian="12pt" style:font-weight-asian="normal"/>
    </style:style>
    <style:style style:name="P1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font-name="TimesNewRomanPS-BoldMT" fo:font-size="12pt" fo:letter-spacing="normal" style:text-underline-style="none" fo:font-weight="bold" style:letter-kerning="false" style:font-size-asian="12pt" style:font-weight-asian="bold"/>
    </style:style>
    <style:style style:name="T1" style:family="text">
      <style:text-properties fo:color="#000000" style:text-outline="false" style:font-name="TimesNewRomanPSMT" fo:font-size="12pt" fo:letter-spacing="normal" style:text-underline-style="none" style:letter-kerning="false" style:font-size-asian="12pt"/>
    </style:style>
    <style:style style:name="T2" style:family="text">
      <style:text-properties fo:color="#000000" style:text-outline="false" style:font-name="TimesNewRomanPSMT" fo:font-size="12pt" fo:letter-spacing="normal" style:text-underline-style="solid" style:text-underline-width="auto" style:text-underline-color="font-color" style:letter-kerning="false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thew Bradberry</text:p>
      <text:p text:style-name="P1"><text:span text:style-name="T1">Cupertino, CA | mcbradberry@gmail | 813 505 6209</text:span></text:p>
      <text:p text:style-name="P2"/>
      <text:p text:style-name="P13">[ EXPERIENCE ]</text:p>
      <text:p text:style-name="P3"/>
      <text:p text:style-name="P12">Machine Zone :: Software Engineer - Engine</text:p>
      <text:p text:style-name="P3">August 2015 - Present</text:p>
      <text:p text:style-name="P3"/>
      <text:list xml:id="list3032194417240620389" text:style-name="L1">
        <text:list-item>
          <text:p text:style-name="P6">Developing core cross platform features for Game of War and Mobile Strike</text:p>
        </text:list-item>
        <text:list-item>
          <text:p text:style-name="P6">Areas of development include graphics (OpenGL), UI rendering, asset pipeline</text:p>
        </text:list-item>
        <text:list-item>
          <text:p text:style-name="P6">Primary language used is C++ with Objective-C (iOS) and Java (Android)</text:p>
        </text:list-item>
      </text:list>
      <text:p text:style-name="P3"/>
      <text:p text:style-name="P12">GREE :: Software Engineer</text:p>
      <text:p text:style-name="P3">January 2014 - August 2015</text:p>
      <text:p text:style-name="P3"/>
      <text:list xml:id="list5290933504721108519" text:style-name="L2">
        <text:list-item>
          <text:p text:style-name="P7">Client engineer on a 3D military simulation game built for iOS and Android</text:p>
        </text:list-item>
        <text:list-item>
          <text:p text:style-name="P7">Developed SDKs on the tools team for marketing, analytics, and cross promotion</text:p>
        </text:list-item>
        <text:list-item>
          <text:p text:style-name="P7">Developed rapid prototypes of gameplay features for the R&amp;D team</text:p>
        </text:list-item>
      </text:list>
      <text:p text:style-name="P3"/>
      <text:p text:style-name="P12">Zynga :: Software Engineer - Intern</text:p>
      <text:p text:style-name="P3">September 2013 - December 2013</text:p>
      <text:p text:style-name="P3"/>
      <text:list xml:id="list2298006704450024186" text:style-name="L3">
        <text:list-item>
          <text:p text:style-name="P8">Development of core gameplay features</text:p>
        </text:list-item>
        <text:list-item>
          <text:p text:style-name="P8">Tools development primarily focused on the studio’s content management system</text:p>
        </text:list-item>
      </text:list>
      <text:p text:style-name="P3"/>
      <text:p text:style-name="P12">Nielsen :: Software Engineer</text:p>
      <text:p text:style-name="P3">December 2011 - June 2012</text:p>
      <text:p text:style-name="P3"/>
      <text:list xml:id="list1645820309348844213" text:style-name="L4">
        <text:list-item>
          <text:p text:style-name="P9">Administrator of team’s data and compute grid cluster running Apache Hadoop</text:p>
        </text:list-item>
        <text:list-item>
          <text:p text:style-name="P9">Development of a J2EE application for audio signature matching using grid computing with Apache Hadoop</text:p>
        </text:list-item>
      </text:list>
      <text:p text:style-name="P3"/>
      <text:p text:style-name="P13">[ EDUCATION ]</text:p>
      <text:p text:style-name="P3"/>
      <text:p text:style-name="P12">University of Central Florida :: M.S. Interactive Technology</text:p>
      <text:p text:style-name="P3">August 2012 - December 2013</text:p>
      <text:p text:style-name="P3"/>
      <text:list xml:id="list5382805633599250137" text:style-name="L5">
        <text:list-item>
          <text:p text:style-name="P10">Research and implementation of large-scale interactive software systems on multiple platforms</text:p>
        </text:list-item>
        <text:list-item>
          <text:p text:style-name="P10">Strong focus on graphics programming and tools development</text:p>
        </text:list-item>
      </text:list>
      <text:p text:style-name="P3"/>
      <text:p text:style-name="P12">University of South Florida :: B.S. Computer Science</text:p>
      <text:p text:style-name="P3">August 2007 - December 2011</text:p>
      <text:p text:style-name="P3"/>
      <text:list xml:id="list2594631913117689933" text:style-name="L6">
        <text:list-item>
          <text:p text:style-name="P11">Strong background in data structures, algorithms, software architecture, and mathematic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0:52:44.877379000</meta:creation-date>
    <dc:date>2016-03-31T01:01:48.457442000</dc:date>
    <meta:editing-duration>PT2M46S</meta:editing-duration>
    <meta:editing-cycles>2</meta:editing-cycles>
    <meta:generator>LibreOffice/5.1.1.3$MacOSX_X86_64 LibreOffice_project/89f508ef3ecebd2cfb8e1def0f0ba9a803b88a6d</meta:generator>
    <meta:document-statistic meta:table-count="0" meta:image-count="0" meta:object-count="0" meta:page-count="1" meta:paragraph-count="29" meta:word-count="233" meta:character-count="1468" meta:non-whitespace-character-count="1277"/>
  </office:meta>
</office:document-meta>
</file>